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6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Kursawe</text:p>
          </table:table-cell>
          <table:table-cell table:number-columns-repeated="3"/>
          <table:table-cell office:value-type="string" calcext:value-type="string">
            <text:p>ZDT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my</text:p>
          </table:table-cell>
          <table:table-cell table:number-columns-repeated="1018"/>
        </table:table-row>
        <table:table-row table:style-name="ro1">
          <table:table-cell table:style-name="ce2" office:value-type="float" office:value="192.255594777778" calcext:value-type="float">
            <text:p>192.2555947778</text:p>
          </table:table-cell>
          <table:table-cell table:style-name="ce2" office:value-type="float" office:value="189.204919666667" calcext:value-type="float">
            <text:p>189.2049196667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6120333333333" calcext:value-type="float">
            <text:p>0.3061203333</text:p>
          </table:table-cell>
          <table:table-cell table:number-columns-repeated="1018"/>
        </table:table-row>
        <table:table-row table:style-name="ro1">
          <table:table-cell table:style-name="ce2" office:value-type="float" office:value="229.677930333333" calcext:value-type="float">
            <text:p>229.6779303333</text:p>
          </table:table-cell>
          <table:table-cell table:style-name="ce2" office:value-type="float" office:value="236.228604444444" calcext:value-type="float">
            <text:p>236.228604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2526" calcext:value-type="float">
            <text:p>0.312526</text:p>
          </table:table-cell>
          <table:table-cell table:number-columns-repeated="1018"/>
        </table:table-row>
        <table:table-row table:style-name="ro1">
          <table:table-cell table:style-name="ce2" office:value-type="float" office:value="267.254533888889" calcext:value-type="float">
            <text:p>267.2545338889</text:p>
          </table:table-cell>
          <table:table-cell table:style-name="ce2" office:value-type="float" office:value="251.847148666667" calcext:value-type="float">
            <text:p>251.8471486667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9788" calcext:value-type="float">
            <text:p>0.319788</text:p>
          </table:table-cell>
          <table:table-cell table:number-columns-repeated="1018"/>
        </table:table-row>
        <table:table-row table:style-name="ro1">
          <table:table-cell table:style-name="ce2" office:value-type="float" office:value="273.923338777778" calcext:value-type="float">
            <text:p>273.9233387778</text:p>
          </table:table-cell>
          <table:table-cell table:style-name="ce2" office:value-type="float" office:value="288.431826444444" calcext:value-type="float">
            <text:p>288.431826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6717333333333" calcext:value-type="float">
            <text:p>0.3267173333</text:p>
          </table:table-cell>
          <table:table-cell table:number-columns-repeated="1018"/>
        </table:table-row>
        <table:table-row table:style-name="ro1">
          <table:table-cell table:style-name="ce2" office:value-type="float" office:value="287.572214666667" calcext:value-type="float">
            <text:p>287.5722146667</text:p>
          </table:table-cell>
          <table:table-cell table:style-name="ce2" office:value-type="float" office:value="296.182028444444" calcext:value-type="float">
            <text:p>296.182028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4326" calcext:value-type="float">
            <text:p>0.334326</text:p>
          </table:table-cell>
          <table:table-cell table:number-columns-repeated="1018"/>
        </table:table-row>
        <table:table-row table:style-name="ro1">
          <table:table-cell table:style-name="ce2" office:value-type="float" office:value="304.138091222222" calcext:value-type="float">
            <text:p>304.1380912222</text:p>
          </table:table-cell>
          <table:table-cell table:style-name="ce2" office:value-type="float" office:value="319.519299888889" calcext:value-type="float">
            <text:p>319.519299888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1645222222222" calcext:value-type="float">
            <text:p>0.3416452222</text:p>
          </table:table-cell>
          <table:table-cell table:number-columns-repeated="1018"/>
        </table:table-row>
        <table:table-row table:style-name="ro1">
          <table:table-cell table:style-name="ce2" office:value-type="float" office:value="310.379640777778" calcext:value-type="float">
            <text:p>310.3796407778</text:p>
          </table:table-cell>
          <table:table-cell table:style-name="ce2" office:value-type="float" office:value="336.122560888889" calcext:value-type="float">
            <text:p>336.122560888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7763666666667" calcext:value-type="float">
            <text:p>0.3477636667</text:p>
          </table:table-cell>
          <table:table-cell table:number-columns-repeated="1018"/>
        </table:table-row>
        <table:table-row table:style-name="ro1">
          <table:table-cell table:style-name="ce2" office:value-type="float" office:value="313.793022" calcext:value-type="float">
            <text:p>313.793022</text:p>
          </table:table-cell>
          <table:table-cell table:style-name="ce2" office:value-type="float" office:value="340.560896333333" calcext:value-type="float">
            <text:p>340.560896333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5851666666667" calcext:value-type="float">
            <text:p>0.3558516667</text:p>
          </table:table-cell>
          <table:table-cell table:number-columns-repeated="1018"/>
        </table:table-row>
        <table:table-row table:style-name="ro1">
          <table:table-cell table:style-name="ce2" office:value-type="float" office:value="325.389313888889" calcext:value-type="float">
            <text:p>325.3893138889</text:p>
          </table:table-cell>
          <table:table-cell table:style-name="ce2" office:value-type="float" office:value="344.330267111111" calcext:value-type="float">
            <text:p>344.330267111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5980888888889" calcext:value-type="float">
            <text:p>0.3659808889</text:p>
          </table:table-cell>
          <table:table-cell table:number-columns-repeated="1018"/>
        </table:table-row>
        <table:table-row table:style-name="ro1">
          <table:table-cell table:style-name="ce2" office:value-type="float" office:value="331.528952777778" calcext:value-type="float">
            <text:p>331.5289527778</text:p>
          </table:table-cell>
          <table:table-cell table:style-name="ce2" office:value-type="float" office:value="347.018711" calcext:value-type="float">
            <text:p>347.01871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72325777777778" calcext:value-type="float">
            <text:p>0.3723257778</text:p>
          </table:table-cell>
          <table:table-cell table:number-columns-repeated="1018"/>
        </table:table-row>
        <table:table-row table:style-name="ro1">
          <table:table-cell table:style-name="ce2" office:value-type="float" office:value="338.608749222222" calcext:value-type="float">
            <text:p>338.6087492222</text:p>
          </table:table-cell>
          <table:table-cell table:style-name="ce2" office:value-type="float" office:value="351.190887555556" calcext:value-type="float">
            <text:p>351.1908875556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79098111111111" calcext:value-type="float">
            <text:p>0.3790981111</text:p>
          </table:table-cell>
          <table:table-cell table:number-columns-repeated="1018"/>
        </table:table-row>
        <table:table-row table:style-name="ro1">
          <table:table-cell table:style-name="ce2" office:value-type="float" office:value="346.250616555556" calcext:value-type="float">
            <text:p>346.2506165556</text:p>
          </table:table-cell>
          <table:table-cell table:style-name="ce2" office:value-type="float" office:value="352.617527222222" calcext:value-type="float">
            <text:p>352.6175272222</text:p>
          </table:table-cell>
          <table:table-cell table:number-columns-repeated="2"/>
          <table:table-cell table:style-name="ce4" office:value-type="float" office:value="0.000100777777777778" calcext:value-type="float">
            <text:p>1.01E-004</text:p>
          </table:table-cell>
          <table:table-cell table:style-name="ce2" office:value-type="float" office:value="0.388256" calcext:value-type="float">
            <text:p>0.388256</text:p>
          </table:table-cell>
          <table:table-cell table:number-columns-repeated="1018"/>
        </table:table-row>
        <table:table-row table:style-name="ro1">
          <table:table-cell table:style-name="ce2" office:value-type="float" office:value="348.173018666667" calcext:value-type="float">
            <text:p>348.1730186667</text:p>
          </table:table-cell>
          <table:table-cell table:style-name="ce2" office:value-type="float" office:value="353.919627666667" calcext:value-type="float">
            <text:p>353.9196276667</text:p>
          </table:table-cell>
          <table:table-cell table:number-columns-repeated="2"/>
          <table:table-cell table:style-name="ce4" office:value-type="float" office:value="0.000100777777777778" calcext:value-type="float">
            <text:p>1.01E-004</text:p>
          </table:table-cell>
          <table:table-cell table:style-name="ce2" office:value-type="float" office:value="0.395570777777778" calcext:value-type="float">
            <text:p>0.395570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0.275326444444" calcext:value-type="float">
            <text:p>350.2753264444</text:p>
          </table:table-cell>
          <table:table-cell table:style-name="ce2" office:value-type="float" office:value="354.606244" calcext:value-type="float">
            <text:p>354.606244</text:p>
          </table:table-cell>
          <table:table-cell table:number-columns-repeated="2"/>
          <table:table-cell table:style-name="ce2" office:value-type="float" office:value="0.00129" calcext:value-type="float">
            <text:p>0.00129</text:p>
          </table:table-cell>
          <table:table-cell table:style-name="ce2" office:value-type="float" office:value="0.403446888888889" calcext:value-type="float">
            <text:p>0.40344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2.293937222222" calcext:value-type="float">
            <text:p>352.2939372222</text:p>
          </table:table-cell>
          <table:table-cell table:style-name="ce2" office:value-type="float" office:value="355.327838888889" calcext:value-type="float">
            <text:p>355.3278388889</text:p>
          </table:table-cell>
          <table:table-cell table:number-columns-repeated="2"/>
          <table:table-cell table:style-name="ce2" office:value-type="float" office:value="0.00223855555555556" calcext:value-type="float">
            <text:p>0.0022385556</text:p>
          </table:table-cell>
          <table:table-cell table:style-name="ce2" office:value-type="float" office:value="0.410567555555556" calcext:value-type="float">
            <text:p>0.410567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3.250829444444" calcext:value-type="float">
            <text:p>353.2508294444</text:p>
          </table:table-cell>
          <table:table-cell table:style-name="ce2" office:value-type="float" office:value="356.245305888889" calcext:value-type="float">
            <text:p>356.2453058889</text:p>
          </table:table-cell>
          <table:table-cell table:number-columns-repeated="2"/>
          <table:table-cell table:style-name="ce2" office:value-type="float" office:value="0.00647411111111111" calcext:value-type="float">
            <text:p>0.0064741111</text:p>
          </table:table-cell>
          <table:table-cell table:style-name="ce2" office:value-type="float" office:value="0.418693111111111" calcext:value-type="float">
            <text:p>0.418693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3.679288777778" calcext:value-type="float">
            <text:p>353.6792887778</text:p>
          </table:table-cell>
          <table:table-cell table:style-name="ce2" office:value-type="float" office:value="356.625630555556" calcext:value-type="float">
            <text:p>356.6256305556</text:p>
          </table:table-cell>
          <table:table-cell table:number-columns-repeated="2"/>
          <table:table-cell table:style-name="ce2" office:value-type="float" office:value="0.0153723333333333" calcext:value-type="float">
            <text:p>0.0153723333</text:p>
          </table:table-cell>
          <table:table-cell table:style-name="ce2" office:value-type="float" office:value="0.426323222222222" calcext:value-type="float">
            <text:p>0.426323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4.351761888889" calcext:value-type="float">
            <text:p>354.3517618889</text:p>
          </table:table-cell>
          <table:table-cell table:style-name="ce2" office:value-type="float" office:value="356.718929" calcext:value-type="float">
            <text:p>356.718929</text:p>
          </table:table-cell>
          <table:table-cell table:number-columns-repeated="2"/>
          <table:table-cell table:style-name="ce2" office:value-type="float" office:value="0.0189768888888889" calcext:value-type="float">
            <text:p>0.0189768889</text:p>
          </table:table-cell>
          <table:table-cell table:style-name="ce2" office:value-type="float" office:value="0.433674888888889" calcext:value-type="float">
            <text:p>0.43367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4.800105" calcext:value-type="float">
            <text:p>354.800105</text:p>
          </table:table-cell>
          <table:table-cell table:style-name="ce2" office:value-type="float" office:value="356.780163888889" calcext:value-type="float">
            <text:p>356.7801638889</text:p>
          </table:table-cell>
          <table:table-cell table:number-columns-repeated="2"/>
          <table:table-cell table:style-name="ce2" office:value-type="float" office:value="0.028432" calcext:value-type="float">
            <text:p>0.028432</text:p>
          </table:table-cell>
          <table:table-cell table:style-name="ce2" office:value-type="float" office:value="0.441027666666667" calcext:value-type="float">
            <text:p>0.441027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6.320260666667" calcext:value-type="float">
            <text:p>356.3202606667</text:p>
          </table:table-cell>
          <table:table-cell table:style-name="ce2" office:value-type="float" office:value="357.224122333333" calcext:value-type="float">
            <text:p>357.2241223333</text:p>
          </table:table-cell>
          <table:table-cell table:number-columns-repeated="2"/>
          <table:table-cell table:style-name="ce2" office:value-type="float" office:value="0.0443223333333333" calcext:value-type="float">
            <text:p>0.0443223333</text:p>
          </table:table-cell>
          <table:table-cell table:style-name="ce2" office:value-type="float" office:value="0.448063333333333" calcext:value-type="float">
            <text:p>0.448063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6.504707333333" calcext:value-type="float">
            <text:p>356.5047073333</text:p>
          </table:table-cell>
          <table:table-cell table:style-name="ce2" office:value-type="float" office:value="357.281586888889" calcext:value-type="float">
            <text:p>357.2815868889</text:p>
          </table:table-cell>
          <table:table-cell table:number-columns-repeated="2"/>
          <table:table-cell table:style-name="ce2" office:value-type="float" office:value="0.0590783333333333" calcext:value-type="float">
            <text:p>0.0590783333</text:p>
          </table:table-cell>
          <table:table-cell table:style-name="ce2" office:value-type="float" office:value="0.454296888888889" calcext:value-type="float">
            <text:p>0.45429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071740444444" calcext:value-type="float">
            <text:p>357.0717404444</text:p>
          </table:table-cell>
          <table:table-cell table:style-name="ce2" office:value-type="float" office:value="357.562627333333" calcext:value-type="float">
            <text:p>357.5626273333</text:p>
          </table:table-cell>
          <table:table-cell table:number-columns-repeated="2"/>
          <table:table-cell table:style-name="ce2" office:value-type="float" office:value="0.0722182222222222" calcext:value-type="float">
            <text:p>0.0722182222</text:p>
          </table:table-cell>
          <table:table-cell table:style-name="ce2" office:value-type="float" office:value="0.460701444444444" calcext:value-type="float">
            <text:p>0.460701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7.208587555556" calcext:value-type="float">
            <text:p>357.2085875556</text:p>
          </table:table-cell>
          <table:table-cell table:style-name="ce2" office:value-type="float" office:value="357.628353777778" calcext:value-type="float">
            <text:p>357.6283537778</text:p>
          </table:table-cell>
          <table:table-cell table:number-columns-repeated="2"/>
          <table:table-cell table:style-name="ce2" office:value-type="float" office:value="0.0927065555555556" calcext:value-type="float">
            <text:p>0.0927065556</text:p>
          </table:table-cell>
          <table:table-cell table:style-name="ce2" office:value-type="float" office:value="0.468980333333333" calcext:value-type="float">
            <text:p>0.468980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7.282709555556" calcext:value-type="float">
            <text:p>357.2827095556</text:p>
          </table:table-cell>
          <table:table-cell table:style-name="ce2" office:value-type="float" office:value="357.904365111111" calcext:value-type="float">
            <text:p>357.9043651111</text:p>
          </table:table-cell>
          <table:table-cell table:number-columns-repeated="2"/>
          <table:table-cell table:style-name="ce2" office:value-type="float" office:value="0.107942444444444" calcext:value-type="float">
            <text:p>0.1079424444</text:p>
          </table:table-cell>
          <table:table-cell table:style-name="ce2" office:value-type="float" office:value="0.475108" calcext:value-type="float">
            <text:p>0.475108</text:p>
          </table:table-cell>
          <table:table-cell table:number-columns-repeated="1018"/>
        </table:table-row>
        <table:table-row table:style-name="ro1">
          <table:table-cell table:style-name="ce2" office:value-type="float" office:value="357.352879777778" calcext:value-type="float">
            <text:p>357.3528797778</text:p>
          </table:table-cell>
          <table:table-cell table:style-name="ce2" office:value-type="float" office:value="357.937328" calcext:value-type="float">
            <text:p>357.937328</text:p>
          </table:table-cell>
          <table:table-cell table:number-columns-repeated="2"/>
          <table:table-cell table:style-name="ce2" office:value-type="float" office:value="0.125080111111111" calcext:value-type="float">
            <text:p>0.1250801111</text:p>
          </table:table-cell>
          <table:table-cell table:style-name="ce2" office:value-type="float" office:value="0.481051888888889" calcext:value-type="float">
            <text:p>0.481051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410833777778" calcext:value-type="float">
            <text:p>357.4108337778</text:p>
          </table:table-cell>
          <table:table-cell table:style-name="ce2" office:value-type="float" office:value="357.996519222222" calcext:value-type="float">
            <text:p>357.9965192222</text:p>
          </table:table-cell>
          <table:table-cell table:number-columns-repeated="2"/>
          <table:table-cell table:style-name="ce2" office:value-type="float" office:value="0.146346777777778" calcext:value-type="float">
            <text:p>0.1463467778</text:p>
          </table:table-cell>
          <table:table-cell table:style-name="ce2" office:value-type="float" office:value="0.486182555555556" calcext:value-type="float">
            <text:p>0.486182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7.468532444444" calcext:value-type="float">
            <text:p>357.4685324444</text:p>
          </table:table-cell>
          <table:table-cell table:style-name="ce2" office:value-type="float" office:value="358.016871444444" calcext:value-type="float">
            <text:p>358.0168714444</text:p>
          </table:table-cell>
          <table:table-cell table:number-columns-repeated="2"/>
          <table:table-cell table:style-name="ce2" office:value-type="float" office:value="0.164629555555556" calcext:value-type="float">
            <text:p>0.1646295556</text:p>
          </table:table-cell>
          <table:table-cell table:style-name="ce2" office:value-type="float" office:value="0.493051777777778" calcext:value-type="float">
            <text:p>0.49305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7.637169666667" calcext:value-type="float">
            <text:p>357.6371696667</text:p>
          </table:table-cell>
          <table:table-cell table:style-name="ce2" office:value-type="float" office:value="358.146477" calcext:value-type="float">
            <text:p>358.146477</text:p>
          </table:table-cell>
          <table:table-cell table:number-columns-repeated="2"/>
          <table:table-cell table:style-name="ce2" office:value-type="float" office:value="0.179251111111111" calcext:value-type="float">
            <text:p>0.1792511111</text:p>
          </table:table-cell>
          <table:table-cell table:style-name="ce2" office:value-type="float" office:value="0.500030666666667" calcext:value-type="float">
            <text:p>0.500030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7.807684" calcext:value-type="float">
            <text:p>357.807684</text:p>
          </table:table-cell>
          <table:table-cell table:style-name="ce2" office:value-type="float" office:value="358.173183111111" calcext:value-type="float">
            <text:p>358.1731831111</text:p>
          </table:table-cell>
          <table:table-cell table:number-columns-repeated="2"/>
          <table:table-cell table:style-name="ce2" office:value-type="float" office:value="0.194732888888889" calcext:value-type="float">
            <text:p>0.1947328889</text:p>
          </table:table-cell>
          <table:table-cell table:style-name="ce2" office:value-type="float" office:value="0.505778777777778" calcext:value-type="float">
            <text:p>0.505778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7.853425666667" calcext:value-type="float">
            <text:p>357.8534256667</text:p>
          </table:table-cell>
          <table:table-cell table:style-name="ce2" office:value-type="float" office:value="358.190177222222" calcext:value-type="float">
            <text:p>358.1901772222</text:p>
          </table:table-cell>
          <table:table-cell table:number-columns-repeated="2"/>
          <table:table-cell table:style-name="ce2" office:value-type="float" office:value="0.211406666666667" calcext:value-type="float">
            <text:p>0.2114066667</text:p>
          </table:table-cell>
          <table:table-cell table:style-name="ce2" office:value-type="float" office:value="0.511128111111111" calcext:value-type="float">
            <text:p>0.511128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7.890807333333" calcext:value-type="float">
            <text:p>357.8908073333</text:p>
          </table:table-cell>
          <table:table-cell table:style-name="ce2" office:value-type="float" office:value="358.349918666667" calcext:value-type="float">
            <text:p>358.3499186667</text:p>
          </table:table-cell>
          <table:table-cell table:number-columns-repeated="2"/>
          <table:table-cell table:style-name="ce2" office:value-type="float" office:value="0.227052888888889" calcext:value-type="float">
            <text:p>0.2270528889</text:p>
          </table:table-cell>
          <table:table-cell table:style-name="ce2" office:value-type="float" office:value="0.516984888888889" calcext:value-type="float">
            <text:p>0.51698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927955" calcext:value-type="float">
            <text:p>357.927955</text:p>
          </table:table-cell>
          <table:table-cell table:style-name="ce2" office:value-type="float" office:value="358.444841222222" calcext:value-type="float">
            <text:p>358.4448412222</text:p>
          </table:table-cell>
          <table:table-cell table:number-columns-repeated="2"/>
          <table:table-cell table:style-name="ce2" office:value-type="float" office:value="0.240359777777778" calcext:value-type="float">
            <text:p>0.2403597778</text:p>
          </table:table-cell>
          <table:table-cell table:style-name="ce2" office:value-type="float" office:value="0.522197444444444" calcext:value-type="float">
            <text:p>0.522197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288012555556" calcext:value-type="float">
            <text:p>358.2880125556</text:p>
          </table:table-cell>
          <table:table-cell table:style-name="ce2" office:value-type="float" office:value="358.471628777778" calcext:value-type="float">
            <text:p>358.4716287778</text:p>
          </table:table-cell>
          <table:table-cell table:number-columns-repeated="2"/>
          <table:table-cell table:style-name="ce2" office:value-type="float" office:value="0.255306888888889" calcext:value-type="float">
            <text:p>0.2553068889</text:p>
          </table:table-cell>
          <table:table-cell table:style-name="ce2" office:value-type="float" office:value="0.527096444444444" calcext:value-type="float">
            <text:p>0.527096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317063666667" calcext:value-type="float">
            <text:p>358.3170636667</text:p>
          </table:table-cell>
          <table:table-cell table:style-name="ce2" office:value-type="float" office:value="358.484503666667" calcext:value-type="float">
            <text:p>358.4845036667</text:p>
          </table:table-cell>
          <table:table-cell table:number-columns-repeated="2"/>
          <table:table-cell table:style-name="ce2" office:value-type="float" office:value="0.266203111111111" calcext:value-type="float">
            <text:p>0.2662031111</text:p>
          </table:table-cell>
          <table:table-cell table:style-name="ce2" office:value-type="float" office:value="0.532036" calcext:value-type="float">
            <text:p>0.532036</text:p>
          </table:table-cell>
          <table:table-cell table:number-columns-repeated="1018"/>
        </table:table-row>
        <table:table-row table:style-name="ro1">
          <table:table-cell table:style-name="ce2" office:value-type="float" office:value="358.340441666667" calcext:value-type="float">
            <text:p>358.3404416667</text:p>
          </table:table-cell>
          <table:table-cell table:style-name="ce2" office:value-type="float" office:value="358.494129333333" calcext:value-type="float">
            <text:p>358.4941293333</text:p>
          </table:table-cell>
          <table:table-cell table:number-columns-repeated="2"/>
          <table:table-cell table:style-name="ce2" office:value-type="float" office:value="0.280762111111111" calcext:value-type="float">
            <text:p>0.2807621111</text:p>
          </table:table-cell>
          <table:table-cell table:style-name="ce2" office:value-type="float" office:value="0.536680111111111" calcext:value-type="float">
            <text:p>0.536680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402838888889" calcext:value-type="float">
            <text:p>358.4028388889</text:p>
          </table:table-cell>
          <table:table-cell table:style-name="ce2" office:value-type="float" office:value="358.50915" calcext:value-type="float">
            <text:p>358.50915</text:p>
          </table:table-cell>
          <table:table-cell table:number-columns-repeated="2"/>
          <table:table-cell table:style-name="ce2" office:value-type="float" office:value="0.293502444444444" calcext:value-type="float">
            <text:p>0.2935024444</text:p>
          </table:table-cell>
          <table:table-cell table:style-name="ce2" office:value-type="float" office:value="0.541008333333333" calcext:value-type="float">
            <text:p>0.541008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8.434968555556" calcext:value-type="float">
            <text:p>358.4349685556</text:p>
          </table:table-cell>
          <table:table-cell table:style-name="ce2" office:value-type="float" office:value="358.552708777778" calcext:value-type="float">
            <text:p>358.5527087778</text:p>
          </table:table-cell>
          <table:table-cell table:number-columns-repeated="2"/>
          <table:table-cell table:style-name="ce2" office:value-type="float" office:value="0.304947777777778" calcext:value-type="float">
            <text:p>0.3049477778</text:p>
          </table:table-cell>
          <table:table-cell table:style-name="ce2" office:value-type="float" office:value="0.544757888888889" calcext:value-type="float">
            <text:p>0.544757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8.457426444444" calcext:value-type="float">
            <text:p>358.4574264444</text:p>
          </table:table-cell>
          <table:table-cell table:style-name="ce2" office:value-type="float" office:value="358.620015" calcext:value-type="float">
            <text:p>358.620015</text:p>
          </table:table-cell>
          <table:table-cell table:number-columns-repeated="2"/>
          <table:table-cell table:style-name="ce2" office:value-type="float" office:value="0.315844" calcext:value-type="float">
            <text:p>0.315844</text:p>
          </table:table-cell>
          <table:table-cell table:style-name="ce2" office:value-type="float" office:value="0.548732111111111" calcext:value-type="float">
            <text:p>0.548732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487095111111" calcext:value-type="float">
            <text:p>358.4870951111</text:p>
          </table:table-cell>
          <table:table-cell table:style-name="ce2" office:value-type="float" office:value="358.680416111111" calcext:value-type="float">
            <text:p>358.6804161111</text:p>
          </table:table-cell>
          <table:table-cell table:number-columns-repeated="2"/>
          <table:table-cell table:style-name="ce2" office:value-type="float" office:value="0.328734666666667" calcext:value-type="float">
            <text:p>0.3287346667</text:p>
          </table:table-cell>
          <table:table-cell table:style-name="ce2" office:value-type="float" office:value="0.552727888888889" calcext:value-type="float">
            <text:p>0.552727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8.608489222222" calcext:value-type="float">
            <text:p>358.6084892222</text:p>
          </table:table-cell>
          <table:table-cell table:style-name="ce2" office:value-type="float" office:value="358.681167" calcext:value-type="float">
            <text:p>358.681167</text:p>
          </table:table-cell>
          <table:table-cell table:number-columns-repeated="2"/>
          <table:table-cell table:style-name="ce2" office:value-type="float" office:value="0.339782666666667" calcext:value-type="float">
            <text:p>0.3397826667</text:p>
          </table:table-cell>
          <table:table-cell table:style-name="ce2" office:value-type="float" office:value="0.556314666666667" calcext:value-type="float">
            <text:p>0.556314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8.622314555556" calcext:value-type="float">
            <text:p>358.6223145556</text:p>
          </table:table-cell>
          <table:table-cell table:style-name="ce2" office:value-type="float" office:value="358.689541777778" calcext:value-type="float">
            <text:p>358.6895417778</text:p>
          </table:table-cell>
          <table:table-cell table:number-columns-repeated="2"/>
          <table:table-cell table:style-name="ce2" office:value-type="float" office:value="0.350207333333333" calcext:value-type="float">
            <text:p>0.3502073333</text:p>
          </table:table-cell>
          <table:table-cell table:style-name="ce2" office:value-type="float" office:value="0.559391444444444" calcext:value-type="float">
            <text:p>0.559391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666485888889" calcext:value-type="float">
            <text:p>358.6664858889</text:p>
          </table:table-cell>
          <table:table-cell table:style-name="ce2" office:value-type="float" office:value="358.701249" calcext:value-type="float">
            <text:p>358.701249</text:p>
          </table:table-cell>
          <table:table-cell table:number-columns-repeated="2"/>
          <table:table-cell table:style-name="ce2" office:value-type="float" office:value="0.359671555555556" calcext:value-type="float">
            <text:p>0.3596715556</text:p>
          </table:table-cell>
          <table:table-cell table:style-name="ce2" office:value-type="float" office:value="0.562385111111111" calcext:value-type="float">
            <text:p>0.562385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690872444444" calcext:value-type="float">
            <text:p>358.6908724444</text:p>
          </table:table-cell>
          <table:table-cell table:style-name="ce2" office:value-type="float" office:value="358.839313444444" calcext:value-type="float">
            <text:p>358.8393134444</text:p>
          </table:table-cell>
          <table:table-cell table:number-columns-repeated="2"/>
          <table:table-cell table:style-name="ce2" office:value-type="float" office:value="0.369603777777778" calcext:value-type="float">
            <text:p>0.3696037778</text:p>
          </table:table-cell>
          <table:table-cell table:style-name="ce2" office:value-type="float" office:value="0.565411222222222" calcext:value-type="float">
            <text:p>0.565411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8.941986222222" calcext:value-type="float">
            <text:p>358.9419862222</text:p>
          </table:table-cell>
          <table:table-cell table:style-name="ce2" office:value-type="float" office:value="358.841760444444" calcext:value-type="float">
            <text:p>358.8417604444</text:p>
          </table:table-cell>
          <table:table-cell table:number-columns-repeated="2"/>
          <table:table-cell table:style-name="ce2" office:value-type="float" office:value="0.378808555555555" calcext:value-type="float">
            <text:p>0.3788085556</text:p>
          </table:table-cell>
          <table:table-cell table:style-name="ce2" office:value-type="float" office:value="0.568265" calcext:value-type="float">
            <text:p>0.568265</text:p>
          </table:table-cell>
          <table:table-cell table:number-columns-repeated="1018"/>
        </table:table-row>
        <table:table-row table:style-name="ro1">
          <table:table-cell table:style-name="ce2" office:value-type="float" office:value="358.979628444444" calcext:value-type="float">
            <text:p>358.9796284444</text:p>
          </table:table-cell>
          <table:table-cell table:style-name="ce2" office:value-type="float" office:value="358.844534666667" calcext:value-type="float">
            <text:p>358.8445346667</text:p>
          </table:table-cell>
          <table:table-cell table:number-columns-repeated="2"/>
          <table:table-cell table:style-name="ce2" office:value-type="float" office:value="0.389224222222222" calcext:value-type="float">
            <text:p>0.3892242222</text:p>
          </table:table-cell>
          <table:table-cell table:style-name="ce2" office:value-type="float" office:value="0.571103222222222" calcext:value-type="float">
            <text:p>0.571103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8.993438777778" calcext:value-type="float">
            <text:p>358.9934387778</text:p>
          </table:table-cell>
          <table:table-cell table:style-name="ce2" office:value-type="float" office:value="358.891363444444" calcext:value-type="float">
            <text:p>358.8913634444</text:p>
          </table:table-cell>
          <table:table-cell table:number-columns-repeated="2"/>
          <table:table-cell table:style-name="ce2" office:value-type="float" office:value="0.400181222222222" calcext:value-type="float">
            <text:p>0.4001812222</text:p>
          </table:table-cell>
          <table:table-cell table:style-name="ce2" office:value-type="float" office:value="0.574095666666667" calcext:value-type="float">
            <text:p>0.574095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010483555556" calcext:value-type="float">
            <text:p>359.0104835556</text:p>
          </table:table-cell>
          <table:table-cell table:style-name="ce2" office:value-type="float" office:value="358.981266111111" calcext:value-type="float">
            <text:p>358.9812661111</text:p>
          </table:table-cell>
          <table:table-cell table:number-columns-repeated="2"/>
          <table:table-cell table:style-name="ce2" office:value-type="float" office:value="0.410690333333333" calcext:value-type="float">
            <text:p>0.4106903333</text:p>
          </table:table-cell>
          <table:table-cell table:style-name="ce2" office:value-type="float" office:value="0.576296777777778" calcext:value-type="float">
            <text:p>0.576296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23102222222" calcext:value-type="float">
            <text:p>359.0231022222</text:p>
          </table:table-cell>
          <table:table-cell table:style-name="ce2" office:value-type="float" office:value="358.987096111111" calcext:value-type="float">
            <text:p>358.9870961111</text:p>
          </table:table-cell>
          <table:table-cell table:number-columns-repeated="2"/>
          <table:table-cell table:style-name="ce2" office:value-type="float" office:value="0.420707777777778" calcext:value-type="float">
            <text:p>0.4207077778</text:p>
          </table:table-cell>
          <table:table-cell table:style-name="ce2" office:value-type="float" office:value="0.578904222222222" calcext:value-type="float">
            <text:p>0.57890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045326333333" calcext:value-type="float">
            <text:p>359.0453263333</text:p>
          </table:table-cell>
          <table:table-cell table:style-name="ce2" office:value-type="float" office:value="359.017897333333" calcext:value-type="float">
            <text:p>359.0178973333</text:p>
          </table:table-cell>
          <table:table-cell table:number-columns-repeated="2"/>
          <table:table-cell table:style-name="ce2" office:value-type="float" office:value="0.430555444444445" calcext:value-type="float">
            <text:p>0.4305554444</text:p>
          </table:table-cell>
          <table:table-cell table:style-name="ce2" office:value-type="float" office:value="0.581596888888889" calcext:value-type="float">
            <text:p>0.58159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065407222222" calcext:value-type="float">
            <text:p>359.0654072222</text:p>
          </table:table-cell>
          <table:table-cell table:style-name="ce2" office:value-type="float" office:value="359.148275111111" calcext:value-type="float">
            <text:p>359.1482751111</text:p>
          </table:table-cell>
          <table:table-cell table:number-columns-repeated="2"/>
          <table:table-cell table:style-name="ce2" office:value-type="float" office:value="0.439336444444445" calcext:value-type="float">
            <text:p>0.4393364444</text:p>
          </table:table-cell>
          <table:table-cell table:style-name="ce2" office:value-type="float" office:value="0.583792777777778" calcext:value-type="float">
            <text:p>0.583792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78966" calcext:value-type="float">
            <text:p>359.078966</text:p>
          </table:table-cell>
          <table:table-cell table:style-name="ce2" office:value-type="float" office:value="359.160243222222" calcext:value-type="float">
            <text:p>359.1602432222</text:p>
          </table:table-cell>
          <table:table-cell table:number-columns-repeated="2"/>
          <table:table-cell table:style-name="ce2" office:value-type="float" office:value="0.449449333333333" calcext:value-type="float">
            <text:p>0.4494493333</text:p>
          </table:table-cell>
          <table:table-cell table:style-name="ce2" office:value-type="float" office:value="0.586141777777778" calcext:value-type="float">
            <text:p>0.58614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89076888889" calcext:value-type="float">
            <text:p>359.0890768889</text:p>
          </table:table-cell>
          <table:table-cell table:style-name="ce2" office:value-type="float" office:value="359.163570777778" calcext:value-type="float">
            <text:p>359.1635707778</text:p>
          </table:table-cell>
          <table:table-cell table:number-columns-repeated="2"/>
          <table:table-cell table:style-name="ce2" office:value-type="float" office:value="0.458018888888889" calcext:value-type="float">
            <text:p>0.4580188889</text:p>
          </table:table-cell>
          <table:table-cell table:style-name="ce2" office:value-type="float" office:value="0.588154111111111" calcext:value-type="float">
            <text:p>0.588154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130266777778" calcext:value-type="float">
            <text:p>359.1302667778</text:p>
          </table:table-cell>
          <table:table-cell table:style-name="ce2" office:value-type="float" office:value="359.164673444444" calcext:value-type="float">
            <text:p>359.1646734444</text:p>
          </table:table-cell>
          <table:table-cell table:number-columns-repeated="2"/>
          <table:table-cell table:style-name="ce2" office:value-type="float" office:value="0.467555555555556" calcext:value-type="float">
            <text:p>0.4675555556</text:p>
          </table:table-cell>
          <table:table-cell table:style-name="ce2" office:value-type="float" office:value="0.590202888888889" calcext:value-type="float">
            <text:p>0.590202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136058333333" calcext:value-type="float">
            <text:p>359.1360583333</text:p>
          </table:table-cell>
          <table:table-cell table:style-name="ce2" office:value-type="float" office:value="359.169464333333" calcext:value-type="float">
            <text:p>359.1694643333</text:p>
          </table:table-cell>
          <table:table-cell table:number-columns-repeated="2"/>
          <table:table-cell table:style-name="ce2" office:value-type="float" office:value="0.476001333333333" calcext:value-type="float">
            <text:p>0.4760013333</text:p>
          </table:table-cell>
          <table:table-cell table:style-name="ce2" office:value-type="float" office:value="0.592099555555556" calcext:value-type="float">
            <text:p>0.5920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157670444444" calcext:value-type="float">
            <text:p>359.1576704444</text:p>
          </table:table-cell>
          <table:table-cell table:style-name="ce2" office:value-type="float" office:value="359.172572555555" calcext:value-type="float">
            <text:p>359.1725725556</text:p>
          </table:table-cell>
          <table:table-cell table:number-columns-repeated="2"/>
          <table:table-cell table:style-name="ce2" office:value-type="float" office:value="0.484075444444444" calcext:value-type="float">
            <text:p>0.4840754444</text:p>
          </table:table-cell>
          <table:table-cell table:style-name="ce2" office:value-type="float" office:value="0.594210222222222" calcext:value-type="float">
            <text:p>0.594210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196188333333" calcext:value-type="float">
            <text:p>359.1961883333</text:p>
          </table:table-cell>
          <table:table-cell table:style-name="ce2" office:value-type="float" office:value="359.186945555556" calcext:value-type="float">
            <text:p>359.1869455556</text:p>
          </table:table-cell>
          <table:table-cell table:number-columns-repeated="2"/>
          <table:table-cell table:style-name="ce2" office:value-type="float" office:value="0.492428555555556" calcext:value-type="float">
            <text:p>0.4924285556</text:p>
          </table:table-cell>
          <table:table-cell table:style-name="ce2" office:value-type="float" office:value="0.596222" calcext:value-type="float">
            <text:p>0.596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200217777778" calcext:value-type="float">
            <text:p>359.2002177778</text:p>
          </table:table-cell>
          <table:table-cell table:style-name="ce2" office:value-type="float" office:value="359.188903888889" calcext:value-type="float">
            <text:p>359.1889038889</text:p>
          </table:table-cell>
          <table:table-cell table:number-columns-repeated="2"/>
          <table:table-cell table:style-name="ce2" office:value-type="float" office:value="0.500203555555556" calcext:value-type="float">
            <text:p>0.5002035556</text:p>
          </table:table-cell>
          <table:table-cell table:style-name="ce2" office:value-type="float" office:value="0.598278555555556" calcext:value-type="float">
            <text:p>0.598278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06487777778" calcext:value-type="float">
            <text:p>359.2064877778</text:p>
          </table:table-cell>
          <table:table-cell table:style-name="ce2" office:value-type="float" office:value="359.189254555555" calcext:value-type="float">
            <text:p>359.1892545556</text:p>
          </table:table-cell>
          <table:table-cell table:number-columns-repeated="2"/>
          <table:table-cell table:style-name="ce2" office:value-type="float" office:value="0.508252888888889" calcext:value-type="float">
            <text:p>0.5082528889</text:p>
          </table:table-cell>
          <table:table-cell table:style-name="ce2" office:value-type="float" office:value="0.600059666666667" calcext:value-type="float">
            <text:p>0.600059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211897555556" calcext:value-type="float">
            <text:p>359.2118975556</text:p>
          </table:table-cell>
          <table:table-cell table:style-name="ce2" office:value-type="float" office:value="359.191781666667" calcext:value-type="float">
            <text:p>359.1917816667</text:p>
          </table:table-cell>
          <table:table-cell table:number-columns-repeated="2"/>
          <table:table-cell table:style-name="ce2" office:value-type="float" office:value="0.514723444444444" calcext:value-type="float">
            <text:p>0.5147234444</text:p>
          </table:table-cell>
          <table:table-cell table:style-name="ce2" office:value-type="float" office:value="0.602256" calcext:value-type="float">
            <text:p>0.6022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3373" calcext:value-type="float">
            <text:p>359.263373</text:p>
          </table:table-cell>
          <table:table-cell table:style-name="ce2" office:value-type="float" office:value="359.256272111111" calcext:value-type="float">
            <text:p>359.2562721111</text:p>
          </table:table-cell>
          <table:table-cell table:number-columns-repeated="2"/>
          <table:table-cell table:style-name="ce2" office:value-type="float" office:value="0.521474666666667" calcext:value-type="float">
            <text:p>0.5214746667</text:p>
          </table:table-cell>
          <table:table-cell table:style-name="ce2" office:value-type="float" office:value="0.604106" calcext:value-type="float">
            <text:p>0.60410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7463777778" calcext:value-type="float">
            <text:p>359.2674637778</text:p>
          </table:table-cell>
          <table:table-cell table:style-name="ce2" office:value-type="float" office:value="359.255486666667" calcext:value-type="float">
            <text:p>359.2554866667</text:p>
          </table:table-cell>
          <table:table-cell table:number-columns-repeated="2"/>
          <table:table-cell table:style-name="ce2" office:value-type="float" office:value="0.528485" calcext:value-type="float">
            <text:p>0.528485</text:p>
          </table:table-cell>
          <table:table-cell table:style-name="ce2" office:value-type="float" office:value="0.606060666666667" calcext:value-type="float">
            <text:p>0.606060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9612111111" calcext:value-type="float">
            <text:p>359.2696121111</text:p>
          </table:table-cell>
          <table:table-cell table:style-name="ce2" office:value-type="float" office:value="359.312142555556" calcext:value-type="float">
            <text:p>359.3121425556</text:p>
          </table:table-cell>
          <table:table-cell table:number-columns-repeated="2"/>
          <table:table-cell table:style-name="ce2" office:value-type="float" office:value="0.535932333333333" calcext:value-type="float">
            <text:p>0.5359323333</text:p>
          </table:table-cell>
          <table:table-cell table:style-name="ce2" office:value-type="float" office:value="0.607654888888889" calcext:value-type="float">
            <text:p>0.60765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36793333333" calcext:value-type="float">
            <text:p>359.4367933333</text:p>
          </table:table-cell>
          <table:table-cell table:style-name="ce2" office:value-type="float" office:value="359.311816" calcext:value-type="float">
            <text:p>359.311816</text:p>
          </table:table-cell>
          <table:table-cell table:number-columns-repeated="2"/>
          <table:table-cell table:style-name="ce2" office:value-type="float" office:value="0.542480222222222" calcext:value-type="float">
            <text:p>0.5424802222</text:p>
          </table:table-cell>
          <table:table-cell table:style-name="ce2" office:value-type="float" office:value="0.609429111111111" calcext:value-type="float">
            <text:p>0.609429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47594444444" calcext:value-type="float">
            <text:p>359.4475944444</text:p>
          </table:table-cell>
          <table:table-cell table:style-name="ce2" office:value-type="float" office:value="359.314932111111" calcext:value-type="float">
            <text:p>359.3149321111</text:p>
          </table:table-cell>
          <table:table-cell table:number-columns-repeated="2"/>
          <table:table-cell table:style-name="ce2" office:value-type="float" office:value="0.549090666666667" calcext:value-type="float">
            <text:p>0.5490906667</text:p>
          </table:table-cell>
          <table:table-cell table:style-name="ce2" office:value-type="float" office:value="0.611353888888889" calcext:value-type="float">
            <text:p>0.611353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76175222222" calcext:value-type="float">
            <text:p>359.4761752222</text:p>
          </table:table-cell>
          <table:table-cell table:style-name="ce2" office:value-type="float" office:value="359.410980222222" calcext:value-type="float">
            <text:p>359.4109802222</text:p>
          </table:table-cell>
          <table:table-cell table:number-columns-repeated="2"/>
          <table:table-cell table:style-name="ce2" office:value-type="float" office:value="0.554931333333333" calcext:value-type="float">
            <text:p>0.5549313333</text:p>
          </table:table-cell>
          <table:table-cell table:style-name="ce2" office:value-type="float" office:value="0.612947444444445" calcext:value-type="float">
            <text:p>0.612947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76830444444" calcext:value-type="float">
            <text:p>359.4768304444</text:p>
          </table:table-cell>
          <table:table-cell table:style-name="ce2" office:value-type="float" office:value="359.446365222222" calcext:value-type="float">
            <text:p>359.4463652222</text:p>
          </table:table-cell>
          <table:table-cell table:number-columns-repeated="2"/>
          <table:table-cell table:style-name="ce2" office:value-type="float" office:value="0.560237666666667" calcext:value-type="float">
            <text:p>0.5602376667</text:p>
          </table:table-cell>
          <table:table-cell table:style-name="ce2" office:value-type="float" office:value="0.614784" calcext:value-type="float">
            <text:p>0.61478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4383444444" calcext:value-type="float">
            <text:p>359.4843834444</text:p>
          </table:table-cell>
          <table:table-cell table:style-name="ce2" office:value-type="float" office:value="359.447237888889" calcext:value-type="float">
            <text:p>359.4472378889</text:p>
          </table:table-cell>
          <table:table-cell table:number-columns-repeated="2"/>
          <table:table-cell table:style-name="ce2" office:value-type="float" office:value="0.565230444444445" calcext:value-type="float">
            <text:p>0.5652304444</text:p>
          </table:table-cell>
          <table:table-cell table:style-name="ce2" office:value-type="float" office:value="0.616307111111111" calcext:value-type="float">
            <text:p>0.61630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6192555556" calcext:value-type="float">
            <text:p>359.4861925556</text:p>
          </table:table-cell>
          <table:table-cell table:style-name="ce2" office:value-type="float" office:value="359.448845666667" calcext:value-type="float">
            <text:p>359.4488456667</text:p>
          </table:table-cell>
          <table:table-cell table:number-columns-repeated="2"/>
          <table:table-cell table:style-name="ce2" office:value-type="float" office:value="0.570122666666667" calcext:value-type="float">
            <text:p>0.5701226667</text:p>
          </table:table-cell>
          <table:table-cell table:style-name="ce2" office:value-type="float" office:value="0.617950111111111" calcext:value-type="float">
            <text:p>0.617950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9614222222" calcext:value-type="float">
            <text:p>359.4896142222</text:p>
          </table:table-cell>
          <table:table-cell table:style-name="ce2" office:value-type="float" office:value="359.477336111111" calcext:value-type="float">
            <text:p>359.4773361111</text:p>
          </table:table-cell>
          <table:table-cell table:number-columns-repeated="2"/>
          <table:table-cell table:style-name="ce2" office:value-type="float" office:value="0.575313" calcext:value-type="float">
            <text:p>0.575313</text:p>
          </table:table-cell>
          <table:table-cell table:style-name="ce2" office:value-type="float" office:value="0.619617333333333" calcext:value-type="float">
            <text:p>0.619617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9521888889" calcext:value-type="float">
            <text:p>359.4895218889</text:p>
          </table:table-cell>
          <table:table-cell table:style-name="ce2" office:value-type="float" office:value="359.484345666667" calcext:value-type="float">
            <text:p>359.4843456667</text:p>
          </table:table-cell>
          <table:table-cell table:number-columns-repeated="2"/>
          <table:table-cell table:style-name="ce2" office:value-type="float" office:value="0.580707222222222" calcext:value-type="float">
            <text:p>0.5807072222</text:p>
          </table:table-cell>
          <table:table-cell table:style-name="ce2" office:value-type="float" office:value="0.621254222222222" calcext:value-type="float">
            <text:p>0.62125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1859888889" calcext:value-type="float">
            <text:p>359.4918598889</text:p>
          </table:table-cell>
          <table:table-cell table:style-name="ce2" office:value-type="float" office:value="359.486635" calcext:value-type="float">
            <text:p>359.486635</text:p>
          </table:table-cell>
          <table:table-cell table:number-columns-repeated="2"/>
          <table:table-cell table:style-name="ce2" office:value-type="float" office:value="0.585006666666667" calcext:value-type="float">
            <text:p>0.5850066667</text:p>
          </table:table-cell>
          <table:table-cell table:style-name="ce2" office:value-type="float" office:value="0.622850444444444" calcext:value-type="float">
            <text:p>0.622850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9623333333" calcext:value-type="float">
            <text:p>359.4996233333</text:p>
          </table:table-cell>
          <table:table-cell table:style-name="ce2" office:value-type="float" office:value="359.481765666667" calcext:value-type="float">
            <text:p>359.4817656667</text:p>
          </table:table-cell>
          <table:table-cell table:number-columns-repeated="2"/>
          <table:table-cell table:style-name="ce2" office:value-type="float" office:value="0.589790777777778" calcext:value-type="float">
            <text:p>0.5897907778</text:p>
          </table:table-cell>
          <table:table-cell table:style-name="ce2" office:value-type="float" office:value="0.624434555555556" calcext:value-type="float">
            <text:p>0.624434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0224333333" calcext:value-type="float">
            <text:p>359.5002243333</text:p>
          </table:table-cell>
          <table:table-cell table:style-name="ce2" office:value-type="float" office:value="359.494829222222" calcext:value-type="float">
            <text:p>359.4948292222</text:p>
          </table:table-cell>
          <table:table-cell table:number-columns-repeated="2"/>
          <table:table-cell table:style-name="ce2" office:value-type="float" office:value="0.593898444444444" calcext:value-type="float">
            <text:p>0.5938984444</text:p>
          </table:table-cell>
          <table:table-cell table:style-name="ce2" office:value-type="float" office:value="0.625743888888889" calcext:value-type="float">
            <text:p>0.625743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8408" calcext:value-type="float">
            <text:p>359.498408</text:p>
          </table:table-cell>
          <table:table-cell table:style-name="ce2" office:value-type="float" office:value="359.500174333333" calcext:value-type="float">
            <text:p>359.5001743333</text:p>
          </table:table-cell>
          <table:table-cell table:number-columns-repeated="2"/>
          <table:table-cell table:style-name="ce2" office:value-type="float" office:value="0.598161444444445" calcext:value-type="float">
            <text:p>0.5981614444</text:p>
          </table:table-cell>
          <table:table-cell table:style-name="ce2" office:value-type="float" office:value="0.626837111111111" calcext:value-type="float">
            <text:p>0.62683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3618111111" calcext:value-type="float">
            <text:p>359.5036181111</text:p>
          </table:table-cell>
          <table:table-cell table:style-name="ce2" office:value-type="float" office:value="359.503495777778" calcext:value-type="float">
            <text:p>359.5034957778</text:p>
          </table:table-cell>
          <table:table-cell table:number-columns-repeated="2"/>
          <table:table-cell table:style-name="ce2" office:value-type="float" office:value="0.601765888888889" calcext:value-type="float">
            <text:p>0.6017658889</text:p>
          </table:table-cell>
          <table:table-cell table:style-name="ce2" office:value-type="float" office:value="0.627945888888889" calcext:value-type="float">
            <text:p>0.627945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4761555556" calcext:value-type="float">
            <text:p>359.5047615556</text:p>
          </table:table-cell>
          <table:table-cell table:style-name="ce2" office:value-type="float" office:value="359.501345222222" calcext:value-type="float">
            <text:p>359.5013452222</text:p>
          </table:table-cell>
          <table:table-cell table:number-columns-repeated="2"/>
          <table:table-cell table:style-name="ce2" office:value-type="float" office:value="0.605019444444444" calcext:value-type="float">
            <text:p>0.6050194444</text:p>
          </table:table-cell>
          <table:table-cell table:style-name="ce2" office:value-type="float" office:value="0.629134222222222" calcext:value-type="float">
            <text:p>0.62913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8717333333" calcext:value-type="float">
            <text:p>359.5087173333</text:p>
          </table:table-cell>
          <table:table-cell table:style-name="ce2" office:value-type="float" office:value="359.599562" calcext:value-type="float">
            <text:p>359.599562</text:p>
          </table:table-cell>
          <table:table-cell table:number-columns-repeated="2"/>
          <table:table-cell table:style-name="ce2" office:value-type="float" office:value="0.608688777777778" calcext:value-type="float">
            <text:p>0.6086887778</text:p>
          </table:table-cell>
          <table:table-cell table:style-name="ce2" office:value-type="float" office:value="0.630319222222222" calcext:value-type="float">
            <text:p>0.630319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9027888889" calcext:value-type="float">
            <text:p>359.5090278889</text:p>
          </table:table-cell>
          <table:table-cell table:style-name="ce2" office:value-type="float" office:value="359.598488777778" calcext:value-type="float">
            <text:p>359.5984887778</text:p>
          </table:table-cell>
          <table:table-cell table:number-columns-repeated="2"/>
          <table:table-cell table:style-name="ce2" office:value-type="float" office:value="0.612206555555555" calcext:value-type="float">
            <text:p>0.6122065556</text:p>
          </table:table-cell>
          <table:table-cell table:style-name="ce2" office:value-type="float" office:value="0.631434666666667" calcext:value-type="float">
            <text:p>0.631434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8576777778" calcext:value-type="float">
            <text:p>359.5085767778</text:p>
          </table:table-cell>
          <table:table-cell table:style-name="ce2" office:value-type="float" office:value="359.598097333333" calcext:value-type="float">
            <text:p>359.5980973333</text:p>
          </table:table-cell>
          <table:table-cell table:number-columns-repeated="2"/>
          <table:table-cell table:style-name="ce2" office:value-type="float" office:value="0.615566222222222" calcext:value-type="float">
            <text:p>0.6155662222</text:p>
          </table:table-cell>
          <table:table-cell table:style-name="ce2" office:value-type="float" office:value="0.632410222222222" calcext:value-type="float">
            <text:p>0.632410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2602111111" calcext:value-type="float">
            <text:p>359.5126021111</text:p>
          </table:table-cell>
          <table:table-cell table:style-name="ce2" office:value-type="float" office:value="359.602808222222" calcext:value-type="float">
            <text:p>359.6028082222</text:p>
          </table:table-cell>
          <table:table-cell table:number-columns-repeated="2"/>
          <table:table-cell table:style-name="ce2" office:value-type="float" office:value="0.618526444444445" calcext:value-type="float">
            <text:p>0.6185264444</text:p>
          </table:table-cell>
          <table:table-cell table:style-name="ce2" office:value-type="float" office:value="0.633461222222222" calcext:value-type="float">
            <text:p>0.633461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3238222222" calcext:value-type="float">
            <text:p>359.5132382222</text:p>
          </table:table-cell>
          <table:table-cell table:style-name="ce2" office:value-type="float" office:value="359.615693111111" calcext:value-type="float">
            <text:p>359.6156931111</text:p>
          </table:table-cell>
          <table:table-cell table:number-columns-repeated="2"/>
          <table:table-cell table:style-name="ce2" office:value-type="float" office:value="0.621428222222222" calcext:value-type="float">
            <text:p>0.6214282222</text:p>
          </table:table-cell>
          <table:table-cell table:style-name="ce2" office:value-type="float" office:value="0.634438666666667" calcext:value-type="float">
            <text:p>0.634438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8218333333" calcext:value-type="float">
            <text:p>359.5182183333</text:p>
          </table:table-cell>
          <table:table-cell table:style-name="ce2" office:value-type="float" office:value="359.616496" calcext:value-type="float">
            <text:p>359.616496</text:p>
          </table:table-cell>
          <table:table-cell table:number-columns-repeated="2"/>
          <table:table-cell table:style-name="ce2" office:value-type="float" office:value="0.624275777777778" calcext:value-type="float">
            <text:p>0.6242757778</text:p>
          </table:table-cell>
          <table:table-cell table:style-name="ce2" office:value-type="float" office:value="0.635399555555556" calcext:value-type="float">
            <text:p>0.6353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9515555556" calcext:value-type="float">
            <text:p>359.5195155556</text:p>
          </table:table-cell>
          <table:table-cell table:style-name="ce2" office:value-type="float" office:value="359.616790333333" calcext:value-type="float">
            <text:p>359.6167903333</text:p>
          </table:table-cell>
          <table:table-cell table:number-columns-repeated="2"/>
          <table:table-cell table:style-name="ce2" office:value-type="float" office:value="0.626591555555556" calcext:value-type="float">
            <text:p>0.6265915556</text:p>
          </table:table-cell>
          <table:table-cell table:style-name="ce2" office:value-type="float" office:value="0.636431777777778" calcext:value-type="float">
            <text:p>0.63643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0916" calcext:value-type="float">
            <text:p>359.520916</text:p>
          </table:table-cell>
          <table:table-cell table:style-name="ce2" office:value-type="float" office:value="359.619013222222" calcext:value-type="float">
            <text:p>359.6190132222</text:p>
          </table:table-cell>
          <table:table-cell table:number-columns-repeated="2"/>
          <table:table-cell table:style-name="ce2" office:value-type="float" office:value="0.629037" calcext:value-type="float">
            <text:p>0.629037</text:p>
          </table:table-cell>
          <table:table-cell table:style-name="ce2" office:value-type="float" office:value="0.637338555555556" calcext:value-type="float">
            <text:p>0.637338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5115666667" calcext:value-type="float">
            <text:p>359.5251156667</text:p>
          </table:table-cell>
          <table:table-cell table:style-name="ce2" office:value-type="float" office:value="359.619421888889" calcext:value-type="float">
            <text:p>359.6194218889</text:p>
          </table:table-cell>
          <table:table-cell table:number-columns-repeated="2"/>
          <table:table-cell table:style-name="ce2" office:value-type="float" office:value="0.631710444444444" calcext:value-type="float">
            <text:p>0.6317104444</text:p>
          </table:table-cell>
          <table:table-cell table:style-name="ce2" office:value-type="float" office:value="0.638355222222222" calcext:value-type="float">
            <text:p>0.638355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6338333333" calcext:value-type="float">
            <text:p>359.5263383333</text:p>
          </table:table-cell>
          <table:table-cell table:style-name="ce2" office:value-type="float" office:value="359.621015222222" calcext:value-type="float">
            <text:p>359.6210152222</text:p>
          </table:table-cell>
          <table:table-cell table:number-columns-repeated="2"/>
          <table:table-cell table:style-name="ce2" office:value-type="float" office:value="0.633848111111111" calcext:value-type="float">
            <text:p>0.6338481111</text:p>
          </table:table-cell>
          <table:table-cell table:style-name="ce2" office:value-type="float" office:value="0.639311555555556" calcext:value-type="float">
            <text:p>0.639311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37451222222" calcext:value-type="float">
            <text:p>359.5374512222</text:p>
          </table:table-cell>
          <table:table-cell table:style-name="ce2" office:value-type="float" office:value="359.624003555556" calcext:value-type="float">
            <text:p>359.6240035556</text:p>
          </table:table-cell>
          <table:table-cell table:number-columns-repeated="2"/>
          <table:table-cell table:style-name="ce2" office:value-type="float" office:value="0.635888555555555" calcext:value-type="float">
            <text:p>0.6358885556</text:p>
          </table:table-cell>
          <table:table-cell table:style-name="ce2" office:value-type="float" office:value="0.640466222222222" calcext:value-type="float">
            <text:p>0.640466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1025555556" calcext:value-type="float">
            <text:p>359.5410255556</text:p>
          </table:table-cell>
          <table:table-cell table:style-name="ce2" office:value-type="float" office:value="359.622425888889" calcext:value-type="float">
            <text:p>359.6224258889</text:p>
          </table:table-cell>
          <table:table-cell table:number-columns-repeated="2"/>
          <table:table-cell table:style-name="ce2" office:value-type="float" office:value="0.637789666666667" calcext:value-type="float">
            <text:p>0.6377896667</text:p>
          </table:table-cell>
          <table:table-cell table:style-name="ce2" office:value-type="float" office:value="0.641519" calcext:value-type="float">
            <text:p>0.641519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5846555555" calcext:value-type="float">
            <text:p>359.5458465556</text:p>
          </table:table-cell>
          <table:table-cell table:style-name="ce2" office:value-type="float" office:value="359.643256111111" calcext:value-type="float">
            <text:p>359.6432561111</text:p>
          </table:table-cell>
          <table:table-cell table:number-columns-repeated="2"/>
          <table:table-cell table:style-name="ce2" office:value-type="float" office:value="0.639476" calcext:value-type="float">
            <text:p>0.639476</text:p>
          </table:table-cell>
          <table:table-cell table:style-name="ce2" office:value-type="float" office:value="0.642255555555556" calcext:value-type="float">
            <text:p>0.642255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8138888889" calcext:value-type="float">
            <text:p>359.5481388889</text:p>
          </table:table-cell>
          <table:table-cell table:style-name="ce2" office:value-type="float" office:value="359.652875555556" calcext:value-type="float">
            <text:p>359.6528755556</text:p>
          </table:table-cell>
          <table:table-cell table:number-columns-repeated="2"/>
          <table:table-cell table:style-name="ce2" office:value-type="float" office:value="0.641239" calcext:value-type="float">
            <text:p>0.641239</text:p>
          </table:table-cell>
          <table:table-cell table:style-name="ce2" office:value-type="float" office:value="0.643318333333333" calcext:value-type="float">
            <text:p>0.643318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7678555556" calcext:value-type="float">
            <text:p>359.5476785556</text:p>
          </table:table-cell>
          <table:table-cell table:style-name="ce2" office:value-type="float" office:value="359.656951333333" calcext:value-type="float">
            <text:p>359.6569513333</text:p>
          </table:table-cell>
          <table:table-cell table:number-columns-repeated="2"/>
          <table:table-cell table:style-name="ce2" office:value-type="float" office:value="0.643009777777778" calcext:value-type="float">
            <text:p>0.6430097778</text:p>
          </table:table-cell>
          <table:table-cell table:style-name="ce2" office:value-type="float" office:value="0.644356222222222" calcext:value-type="float">
            <text:p>0.644356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7451222222" calcext:value-type="float">
            <text:p>359.5474512222</text:p>
          </table:table-cell>
          <table:table-cell table:style-name="ce2" office:value-type="float" office:value="359.652162888889" calcext:value-type="float">
            <text:p>359.6521628889</text:p>
          </table:table-cell>
          <table:table-cell table:number-columns-repeated="2"/>
          <table:table-cell table:style-name="ce2" office:value-type="float" office:value="0.644568222222222" calcext:value-type="float">
            <text:p>0.6445682222</text:p>
          </table:table-cell>
          <table:table-cell table:style-name="ce2" office:value-type="float" office:value="0.645199555555556" calcext:value-type="float">
            <text:p>0.6451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4261777778" calcext:value-type="float">
            <text:p>359.5842617778</text:p>
          </table:table-cell>
          <table:table-cell table:style-name="ce2" office:value-type="float" office:value="359.647140666667" calcext:value-type="float">
            <text:p>359.6471406667</text:p>
          </table:table-cell>
          <table:table-cell table:number-columns-repeated="2"/>
          <table:table-cell table:style-name="ce2" office:value-type="float" office:value="0.646200333333333" calcext:value-type="float">
            <text:p>0.6462003333</text:p>
          </table:table-cell>
          <table:table-cell table:style-name="ce2" office:value-type="float" office:value="0.64616" calcext:value-type="float">
            <text:p>0.6461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9874666667" calcext:value-type="float">
            <text:p>359.5898746667</text:p>
          </table:table-cell>
          <table:table-cell table:style-name="ce2" office:value-type="float" office:value="359.647933222222" calcext:value-type="float">
            <text:p>359.6479332222</text:p>
          </table:table-cell>
          <table:table-cell table:number-columns-repeated="2"/>
          <table:table-cell table:style-name="ce2" office:value-type="float" office:value="0.647604222222222" calcext:value-type="float">
            <text:p>0.6476042222</text:p>
          </table:table-cell>
          <table:table-cell table:style-name="ce2" office:value-type="float" office:value="0.647015666666667" calcext:value-type="float">
            <text:p>0.647015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5013666667" calcext:value-type="float">
            <text:p>359.5850136667</text:p>
          </table:table-cell>
          <table:table-cell table:style-name="ce2" office:value-type="float" office:value="359.653697666667" calcext:value-type="float">
            <text:p>359.6536976667</text:p>
          </table:table-cell>
          <table:table-cell table:number-columns-repeated="2"/>
          <table:table-cell table:style-name="ce2" office:value-type="float" office:value="0.649" calcext:value-type="float">
            <text:p>0.649</text:p>
          </table:table-cell>
          <table:table-cell table:style-name="ce2" office:value-type="float" office:value="0.647885" calcext:value-type="float">
            <text:p>0.647885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8792777778" calcext:value-type="float">
            <text:p>359.5887927778</text:p>
          </table:table-cell>
          <table:table-cell table:style-name="ce2" office:value-type="float" office:value="359.649124" calcext:value-type="float">
            <text:p>359.649124</text:p>
          </table:table-cell>
          <table:table-cell table:number-columns-repeated="2"/>
          <table:table-cell table:style-name="ce2" office:value-type="float" office:value="0.650152" calcext:value-type="float">
            <text:p>0.650152</text:p>
          </table:table-cell>
          <table:table-cell table:style-name="ce2" office:value-type="float" office:value="0.648777111111111" calcext:value-type="float">
            <text:p>0.64877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6285111111" calcext:value-type="float">
            <text:p>359.5862851111</text:p>
          </table:table-cell>
          <table:table-cell table:style-name="ce2" office:value-type="float" office:value="359.649739555556" calcext:value-type="float">
            <text:p>359.6497395556</text:p>
          </table:table-cell>
          <table:table-cell table:number-columns-repeated="2"/>
          <table:table-cell table:style-name="ce2" office:value-type="float" office:value="0.651234555555556" calcext:value-type="float">
            <text:p>0.6512345556</text:p>
          </table:table-cell>
          <table:table-cell table:style-name="ce2" office:value-type="float" office:value="0.649402333333333" calcext:value-type="float">
            <text:p>0.649402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6598777778" calcext:value-type="float">
            <text:p>359.5865987778</text:p>
          </table:table-cell>
          <table:table-cell table:style-name="ce2" office:value-type="float" office:value="359.653914555556" calcext:value-type="float">
            <text:p>359.6539145556</text:p>
          </table:table-cell>
          <table:table-cell table:number-columns-repeated="2"/>
          <table:table-cell table:style-name="ce2" office:value-type="float" office:value="0.652333777777778" calcext:value-type="float">
            <text:p>0.6523337778</text:p>
          </table:table-cell>
          <table:table-cell table:style-name="ce2" office:value-type="float" office:value="0.650017555555556" calcext:value-type="float">
            <text:p>0.650017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90929111111" calcext:value-type="float">
            <text:p>359.5909291111</text:p>
          </table:table-cell>
          <table:table-cell table:style-name="ce2" office:value-type="float" office:value="359.655988444444" calcext:value-type="float">
            <text:p>359.6559884444</text:p>
          </table:table-cell>
          <table:table-cell table:number-columns-repeated="2"/>
          <table:table-cell table:style-name="ce2" office:value-type="float" office:value="0.653217444444444" calcext:value-type="float">
            <text:p>0.6532174444</text:p>
          </table:table-cell>
          <table:table-cell table:style-name="ce2" office:value-type="float" office:value="0.650717333333333" calcext:value-type="float">
            <text:p>0.65071733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 office:value-type="float" office:value="0.654260888888889" calcext:value-type="float">
            <text:p>0.6542608889</text:p>
          </table:table-cell>
          <table:table-cell table:style-name="ce2" office:value-type="float" office:value="0.651544111111111" calcext:value-type="float">
            <text:p>0.65154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4980444444445" calcext:value-type="float">
            <text:p>0.6549804444</text:p>
          </table:table-cell>
          <table:table-cell table:style-name="ce2" office:value-type="float" office:value="0.652315222222222" calcext:value-type="float">
            <text:p>0.652315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5854888888889" calcext:value-type="float">
            <text:p>0.6558548889</text:p>
          </table:table-cell>
          <table:table-cell table:style-name="ce2" office:value-type="float" office:value="0.653021222222222" calcext:value-type="float">
            <text:p>0.653021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6676444444444" calcext:value-type="float">
            <text:p>0.6566764444</text:p>
          </table:table-cell>
          <table:table-cell table:style-name="ce2" office:value-type="float" office:value="0.653762333333333" calcext:value-type="float">
            <text:p>0.653762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7406888888889" calcext:value-type="float">
            <text:p>0.6574068889</text:p>
          </table:table-cell>
          <table:table-cell table:style-name="ce2" office:value-type="float" office:value="0.654422222222222" calcext:value-type="float">
            <text:p>0.654422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8240444444445" calcext:value-type="float">
            <text:p>0.6582404444</text:p>
          </table:table-cell>
          <table:table-cell table:style-name="ce2" office:value-type="float" office:value="0.654979777777778" calcext:value-type="float">
            <text:p>0.654979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8865555555555" calcext:value-type="float">
            <text:p>0.6588655556</text:p>
          </table:table-cell>
          <table:table-cell table:style-name="ce2" office:value-type="float" office:value="0.655496333333333" calcext:value-type="float">
            <text:p>0.655496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9576111111111" calcext:value-type="float">
            <text:p>0.6595761111</text:p>
          </table:table-cell>
          <table:table-cell table:style-name="ce2" office:value-type="float" office:value="0.655819" calcext:value-type="float">
            <text:p>0.6558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0164111111111" calcext:value-type="float">
            <text:p>0.6601641111</text:p>
          </table:table-cell>
          <table:table-cell table:style-name="ce2" office:value-type="float" office:value="0.656508555555556" calcext:value-type="float">
            <text:p>0.656508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0733777777778" calcext:value-type="float">
            <text:p>0.6607337778</text:p>
          </table:table-cell>
          <table:table-cell table:style-name="ce2" office:value-type="float" office:value="0.657080111111111" calcext:value-type="float">
            <text:p>0.657080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1366555555556" calcext:value-type="float">
            <text:p>0.6613665556</text:p>
          </table:table-cell>
          <table:table-cell table:style-name="ce2" office:value-type="float" office:value="0.657619333333333" calcext:value-type="float">
            <text:p>0.65761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2056222222222" calcext:value-type="float">
            <text:p>0.6620562222</text:p>
          </table:table-cell>
          <table:table-cell table:style-name="ce2" office:value-type="float" office:value="0.658043222222222" calcext:value-type="float">
            <text:p>0.658043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2574777777778" calcext:value-type="float">
            <text:p>0.6625747778</text:p>
          </table:table-cell>
          <table:table-cell table:style-name="ce2" office:value-type="float" office:value="0.658651333333333" calcext:value-type="float">
            <text:p>0.65865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076111111111" calcext:value-type="float">
            <text:p>0.6630761111</text:p>
          </table:table-cell>
          <table:table-cell table:style-name="ce2" office:value-type="float" office:value="0.659036333333333" calcext:value-type="float">
            <text:p>0.659036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516444444444" calcext:value-type="float">
            <text:p>0.6635164444</text:p>
          </table:table-cell>
          <table:table-cell table:style-name="ce2" office:value-type="float" office:value="0.659582777777778" calcext:value-type="float">
            <text:p>0.65958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977222222222" calcext:value-type="float">
            <text:p>0.6639772222</text:p>
          </table:table-cell>
          <table:table-cell table:style-name="ce2" office:value-type="float" office:value="0.660176" calcext:value-type="float">
            <text:p>0.6601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4467888888889" calcext:value-type="float">
            <text:p>0.6644678889</text:p>
          </table:table-cell>
          <table:table-cell table:style-name="ce2" office:value-type="float" office:value="0.660641" calcext:value-type="float">
            <text:p>0.6606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4955" calcext:value-type="float">
            <text:p>0.664955</text:p>
          </table:table-cell>
          <table:table-cell table:style-name="ce2" office:value-type="float" office:value="0.661049" calcext:value-type="float">
            <text:p>0.6610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5411111111111" calcext:value-type="float">
            <text:p>0.6654111111</text:p>
          </table:table-cell>
          <table:table-cell table:style-name="ce2" office:value-type="float" office:value="0.661520888888889" calcext:value-type="float">
            <text:p>0.66152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5895333333333" calcext:value-type="float">
            <text:p>0.6658953333</text:p>
          </table:table-cell>
          <table:table-cell table:style-name="ce2" office:value-type="float" office:value="0.661871666666667" calcext:value-type="float">
            <text:p>0.661871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344444444444" calcext:value-type="float">
            <text:p>0.6663444444</text:p>
          </table:table-cell>
          <table:table-cell table:style-name="ce2" office:value-type="float" office:value="0.662359555555556" calcext:value-type="float">
            <text:p>0.662359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581555555556" calcext:value-type="float">
            <text:p>0.6665815556</text:p>
          </table:table-cell>
          <table:table-cell table:style-name="ce2" office:value-type="float" office:value="0.662814555555556" calcext:value-type="float">
            <text:p>0.662814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941555555556" calcext:value-type="float">
            <text:p>0.6669415556</text:p>
          </table:table-cell>
          <table:table-cell table:style-name="ce2" office:value-type="float" office:value="0.663154666666667" calcext:value-type="float">
            <text:p>0.663154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7413333333333" calcext:value-type="float">
            <text:p>0.6674133333</text:p>
          </table:table-cell>
          <table:table-cell table:style-name="ce2" office:value-type="float" office:value="0.663472777777778" calcext:value-type="float">
            <text:p>0.66347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7750333333333" calcext:value-type="float">
            <text:p>0.6677503333</text:p>
          </table:table-cell>
          <table:table-cell table:style-name="ce2" office:value-type="float" office:value="0.664025666666667" calcext:value-type="float">
            <text:p>0.664025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049" calcext:value-type="float">
            <text:p>0.668049</text:p>
          </table:table-cell>
          <table:table-cell table:style-name="ce2" office:value-type="float" office:value="0.664303333333333" calcext:value-type="float">
            <text:p>0.664303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486666666667" calcext:value-type="float">
            <text:p>0.6684866667</text:p>
          </table:table-cell>
          <table:table-cell table:style-name="ce2" office:value-type="float" office:value="0.664611444444444" calcext:value-type="float">
            <text:p>0.664611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768444444444" calcext:value-type="float">
            <text:p>0.6687684444</text:p>
          </table:table-cell>
          <table:table-cell table:style-name="ce2" office:value-type="float" office:value="0.665020444444445" calcext:value-type="float">
            <text:p>0.665020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101888888889" calcext:value-type="float">
            <text:p>0.6691018889</text:p>
          </table:table-cell>
          <table:table-cell table:style-name="ce2" office:value-type="float" office:value="0.665374666666667" calcext:value-type="float">
            <text:p>0.665374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433444444444" calcext:value-type="float">
            <text:p>0.6694334444</text:p>
          </table:table-cell>
          <table:table-cell table:style-name="ce2" office:value-type="float" office:value="0.665767333333333" calcext:value-type="float">
            <text:p>0.665767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702111111111" calcext:value-type="float">
            <text:p>0.6697021111</text:p>
          </table:table-cell>
          <table:table-cell table:style-name="ce2" office:value-type="float" office:value="0.666119666666667" calcext:value-type="float">
            <text:p>0.666119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989777777778" calcext:value-type="float">
            <text:p>0.6699897778</text:p>
          </table:table-cell>
          <table:table-cell table:style-name="ce2" office:value-type="float" office:value="0.666415777777778" calcext:value-type="float">
            <text:p>0.666415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172111111111" calcext:value-type="float">
            <text:p>0.6701721111</text:p>
          </table:table-cell>
          <table:table-cell table:style-name="ce2" office:value-type="float" office:value="0.666711111111111" calcext:value-type="float">
            <text:p>0.66671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387444444444" calcext:value-type="float">
            <text:p>0.6703874444</text:p>
          </table:table-cell>
          <table:table-cell table:style-name="ce2" office:value-type="float" office:value="0.667039333333333" calcext:value-type="float">
            <text:p>0.66703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634222222222" calcext:value-type="float">
            <text:p>0.6706342222</text:p>
          </table:table-cell>
          <table:table-cell table:style-name="ce2" office:value-type="float" office:value="0.667263777777778" calcext:value-type="float">
            <text:p>0.667263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976111111111" calcext:value-type="float">
            <text:p>0.6709761111</text:p>
          </table:table-cell>
          <table:table-cell table:style-name="ce2" office:value-type="float" office:value="0.667510222222222" calcext:value-type="float">
            <text:p>0.667510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199555555555" calcext:value-type="float">
            <text:p>0.6711995556</text:p>
          </table:table-cell>
          <table:table-cell table:style-name="ce2" office:value-type="float" office:value="0.667715111111111" calcext:value-type="float">
            <text:p>0.667715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456111111111" calcext:value-type="float">
            <text:p>0.6714561111</text:p>
          </table:table-cell>
          <table:table-cell table:style-name="ce2" office:value-type="float" office:value="0.668082222222222" calcext:value-type="float">
            <text:p>0.668082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701333333333" calcext:value-type="float">
            <text:p>0.6717013333</text:p>
          </table:table-cell>
          <table:table-cell table:style-name="ce2" office:value-type="float" office:value="0.668289666666667" calcext:value-type="float">
            <text:p>0.668289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838222222222" calcext:value-type="float">
            <text:p>0.6718382222</text:p>
          </table:table-cell>
          <table:table-cell table:style-name="ce2" office:value-type="float" office:value="0.668483111111111" calcext:value-type="float">
            <text:p>0.668483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149777777778" calcext:value-type="float">
            <text:p>0.6721497778</text:p>
          </table:table-cell>
          <table:table-cell table:style-name="ce2" office:value-type="float" office:value="0.668612777777778" calcext:value-type="float">
            <text:p>0.66861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397111111111" calcext:value-type="float">
            <text:p>0.6723971111</text:p>
          </table:table-cell>
          <table:table-cell table:style-name="ce2" office:value-type="float" office:value="0.669011333333333" calcext:value-type="float">
            <text:p>0.66901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619888888889" calcext:value-type="float">
            <text:p>0.6726198889</text:p>
          </table:table-cell>
          <table:table-cell table:style-name="ce2" office:value-type="float" office:value="0.669234333333333" calcext:value-type="float">
            <text:p>0.669234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799111111111" calcext:value-type="float">
            <text:p>0.6727991111</text:p>
          </table:table-cell>
          <table:table-cell table:style-name="ce2" office:value-type="float" office:value="0.669475666666667" calcext:value-type="float">
            <text:p>0.669475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889222222222" calcext:value-type="float">
            <text:p>0.6728892222</text:p>
          </table:table-cell>
          <table:table-cell table:style-name="ce2" office:value-type="float" office:value="0.669839222222222" calcext:value-type="float">
            <text:p>0.669839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028666666667" calcext:value-type="float">
            <text:p>0.6730286667</text:p>
          </table:table-cell>
          <table:table-cell table:style-name="ce2" office:value-type="float" office:value="0.669904111111111" calcext:value-type="float">
            <text:p>0.66990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283222222222" calcext:value-type="float">
            <text:p>0.6732832222</text:p>
          </table:table-cell>
          <table:table-cell table:style-name="ce2" office:value-type="float" office:value="0.670132888888889" calcext:value-type="float">
            <text:p>0.67013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576" calcext:value-type="float">
            <text:p>0.673576</text:p>
          </table:table-cell>
          <table:table-cell table:style-name="ce2" office:value-type="float" office:value="0.670380888888889" calcext:value-type="float">
            <text:p>0.67038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819888888889" calcext:value-type="float">
            <text:p>0.6738198889</text:p>
          </table:table-cell>
          <table:table-cell table:style-name="ce2" office:value-type="float" office:value="0.670568555555555" calcext:value-type="float">
            <text:p>0.670568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948111111111" calcext:value-type="float">
            <text:p>0.6739481111</text:p>
          </table:table-cell>
          <table:table-cell table:style-name="ce2" office:value-type="float" office:value="0.670772666666667" calcext:value-type="float">
            <text:p>0.670772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100777777778" calcext:value-type="float">
            <text:p>0.6741007778</text:p>
          </table:table-cell>
          <table:table-cell table:style-name="ce2" office:value-type="float" office:value="0.670873222222222" calcext:value-type="float">
            <text:p>0.670873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228" calcext:value-type="float">
            <text:p>0.674228</text:p>
          </table:table-cell>
          <table:table-cell table:style-name="ce2" office:value-type="float" office:value="0.671140666666667" calcext:value-type="float">
            <text:p>0.671140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365888888889" calcext:value-type="float">
            <text:p>0.6743658889</text:p>
          </table:table-cell>
          <table:table-cell table:style-name="ce2" office:value-type="float" office:value="0.671272777777778" calcext:value-type="float">
            <text:p>0.67127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536555555556" calcext:value-type="float">
            <text:p>0.6745365556</text:p>
          </table:table-cell>
          <table:table-cell table:style-name="ce2" office:value-type="float" office:value="0.671540888888889" calcext:value-type="float">
            <text:p>0.67154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546888888889" calcext:value-type="float">
            <text:p>0.6745468889</text:p>
          </table:table-cell>
          <table:table-cell table:style-name="ce2" office:value-type="float" office:value="0.671686555555556" calcext:value-type="float">
            <text:p>0.671686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641" calcext:value-type="float">
            <text:p>0.674641</text:p>
          </table:table-cell>
          <table:table-cell table:style-name="ce2" office:value-type="float" office:value="0.671886" calcext:value-type="float">
            <text:p>0.67188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671777777778" calcext:value-type="float">
            <text:p>0.6746717778</text:p>
          </table:table-cell>
          <table:table-cell table:style-name="ce2" office:value-type="float" office:value="0.671876777777778" calcext:value-type="float">
            <text:p>0.671876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786444444444" calcext:value-type="float">
            <text:p>0.6747864444</text:p>
          </table:table-cell>
          <table:table-cell table:style-name="ce2" office:value-type="float" office:value="0.672081444444444" calcext:value-type="float">
            <text:p>0.672081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898111111111" calcext:value-type="float">
            <text:p>0.6748981111</text:p>
          </table:table-cell>
          <table:table-cell table:style-name="ce2" office:value-type="float" office:value="0.672362888888889" calcext:value-type="float">
            <text:p>0.67236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021111111111" calcext:value-type="float">
            <text:p>0.6750211111</text:p>
          </table:table-cell>
          <table:table-cell table:style-name="ce2" office:value-type="float" office:value="0.672530333333333" calcext:value-type="float">
            <text:p>0.672530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279333333333" calcext:value-type="float">
            <text:p>0.6752793333</text:p>
          </table:table-cell>
          <table:table-cell table:style-name="ce2" office:value-type="float" office:value="0.672723" calcext:value-type="float">
            <text:p>0.6727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305111111111" calcext:value-type="float">
            <text:p>0.6753051111</text:p>
          </table:table-cell>
          <table:table-cell table:style-name="ce2" office:value-type="float" office:value="0.672921111111111" calcext:value-type="float">
            <text:p>0.67292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373777777778" calcext:value-type="float">
            <text:p>0.6753737778</text:p>
          </table:table-cell>
          <table:table-cell table:style-name="ce2" office:value-type="float" office:value="0.673048" calcext:value-type="float">
            <text:p>0.6730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429" calcext:value-type="float">
            <text:p>0.675429</text:p>
          </table:table-cell>
          <table:table-cell table:style-name="ce2" office:value-type="float" office:value="0.673200888888889" calcext:value-type="float">
            <text:p>0.67320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545" calcext:value-type="float">
            <text:p>0.675545</text:p>
          </table:table-cell>
          <table:table-cell table:style-name="ce2" office:value-type="float" office:value="0.673326555555556" calcext:value-type="float">
            <text:p>0.673326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491444444444" calcext:value-type="float">
            <text:p>0.6754914444</text:p>
          </table:table-cell>
          <table:table-cell table:style-name="ce2" office:value-type="float" office:value="0.673559333333333" calcext:value-type="float">
            <text:p>0.67355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607222222222" calcext:value-type="float">
            <text:p>0.6756072222</text:p>
          </table:table-cell>
          <table:table-cell table:style-name="ce2" office:value-type="float" office:value="0.673745888888889" calcext:value-type="float">
            <text:p>0.67374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819555555556" calcext:value-type="float">
            <text:p>0.6758195556</text:p>
          </table:table-cell>
          <table:table-cell table:style-name="ce2" office:value-type="float" office:value="0.673827222222222" calcext:value-type="float">
            <text:p>0.673827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06777777778" calcext:value-type="float">
            <text:p>0.6760067778</text:p>
          </table:table-cell>
          <table:table-cell table:style-name="ce2" office:value-type="float" office:value="0.673917444444444" calcext:value-type="float">
            <text:p>0.673917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84777777778" calcext:value-type="float">
            <text:p>0.6760847778</text:p>
          </table:table-cell>
          <table:table-cell table:style-name="ce2" office:value-type="float" office:value="0.674119111111111" calcext:value-type="float">
            <text:p>0.674119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39333333333" calcext:value-type="float">
            <text:p>0.6760393333</text:p>
          </table:table-cell>
          <table:table-cell table:style-name="ce2" office:value-type="float" office:value="0.674259333333333" calcext:value-type="float">
            <text:p>0.67425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226111111111" calcext:value-type="float">
            <text:p>0.6762261111</text:p>
          </table:table-cell>
          <table:table-cell table:style-name="ce2" office:value-type="float" office:value="0.674430222222222" calcext:value-type="float">
            <text:p>0.674430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316444444444" calcext:value-type="float">
            <text:p>0.6763164444</text:p>
          </table:table-cell>
          <table:table-cell table:style-name="ce2" office:value-type="float" office:value="0.674482555555556" calcext:value-type="float">
            <text:p>0.67448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456333333333" calcext:value-type="float">
            <text:p>0.6764563333</text:p>
          </table:table-cell>
          <table:table-cell table:style-name="ce2" office:value-type="float" office:value="0.674539888888889" calcext:value-type="float">
            <text:p>0.674539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526444444444" calcext:value-type="float">
            <text:p>0.6765264444</text:p>
          </table:table-cell>
          <table:table-cell table:style-name="ce2" office:value-type="float" office:value="0.674615888888889" calcext:value-type="float">
            <text:p>0.67461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457111111111" calcext:value-type="float">
            <text:p>0.6764571111</text:p>
          </table:table-cell>
          <table:table-cell table:style-name="ce2" office:value-type="float" office:value="0.674629333333333" calcext:value-type="float">
            <text:p>0.67462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571888888889" calcext:value-type="float">
            <text:p>0.6765718889</text:p>
          </table:table-cell>
          <table:table-cell table:style-name="ce2" office:value-type="float" office:value="0.674762555555555" calcext:value-type="float">
            <text:p>0.67476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790222222222" calcext:value-type="float">
            <text:p>0.6767902222</text:p>
          </table:table-cell>
          <table:table-cell table:style-name="ce2" office:value-type="float" office:value="0.674993888888889" calcext:value-type="float">
            <text:p>0.674993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985444444445" calcext:value-type="float">
            <text:p>0.6769854444</text:p>
          </table:table-cell>
          <table:table-cell table:style-name="ce2" office:value-type="float" office:value="0.675212888888889" calcext:value-type="float">
            <text:p>0.67521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42" calcext:value-type="float">
            <text:p>0.677042</text:p>
          </table:table-cell>
          <table:table-cell table:style-name="ce2" office:value-type="float" office:value="0.675168888888889" calcext:value-type="float">
            <text:p>0.675168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84333333333" calcext:value-type="float">
            <text:p>0.6770843333</text:p>
          </table:table-cell>
          <table:table-cell table:style-name="ce2" office:value-type="float" office:value="0.675200333333333" calcext:value-type="float">
            <text:p>0.675200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95555555555" calcext:value-type="float">
            <text:p>0.6770955556</text:p>
          </table:table-cell>
          <table:table-cell table:style-name="ce2" office:value-type="float" office:value="0.675391" calcext:value-type="float">
            <text:p>0.67539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164666666667" calcext:value-type="float">
            <text:p>0.6771646667</text:p>
          </table:table-cell>
          <table:table-cell table:style-name="ce2" office:value-type="float" office:value="0.675367555555556" calcext:value-type="float">
            <text:p>0.675367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229222222222" calcext:value-type="float">
            <text:p>0.6772292222</text:p>
          </table:table-cell>
          <table:table-cell table:style-name="ce2" office:value-type="float" office:value="0.675460777777778" calcext:value-type="float">
            <text:p>0.675460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163666666667" calcext:value-type="float">
            <text:p>0.6771636667</text:p>
          </table:table-cell>
          <table:table-cell table:style-name="ce2" office:value-type="float" office:value="0.675528888888889" calcext:value-type="float">
            <text:p>0.675528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402" calcext:value-type="float">
            <text:p>0.677402</text:p>
          </table:table-cell>
          <table:table-cell table:style-name="ce2" office:value-type="float" office:value="0.675622555555556" calcext:value-type="float">
            <text:p>0.67562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395666666667" calcext:value-type="float">
            <text:p>0.6773956667</text:p>
          </table:table-cell>
          <table:table-cell table:style-name="ce2" office:value-type="float" office:value="0.675864111111111" calcext:value-type="float">
            <text:p>0.67586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456666666667" calcext:value-type="float">
            <text:p>0.6774566667</text:p>
          </table:table-cell>
          <table:table-cell table:style-name="ce2" office:value-type="float" office:value="0.676122666666667" calcext:value-type="float">
            <text:p>0.676122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581777777778" calcext:value-type="float">
            <text:p>0.6775817778</text:p>
          </table:table-cell>
          <table:table-cell table:style-name="ce2" office:value-type="float" office:value="0.676061333333333" calcext:value-type="float">
            <text:p>0.67606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663111111111" calcext:value-type="float">
            <text:p>0.6776631111</text:p>
          </table:table-cell>
          <table:table-cell table:style-name="ce2" office:value-type="float" office:value="0.676180888888889" calcext:value-type="float">
            <text:p>0.67618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700666666667" calcext:value-type="float">
            <text:p>0.6777006667</text:p>
          </table:table-cell>
          <table:table-cell table:style-name="ce2" office:value-type="float" office:value="0.676144444444444" calcext:value-type="float">
            <text:p>0.676144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21666666667" calcext:value-type="float">
            <text:p>0.6778216667</text:p>
          </table:table-cell>
          <table:table-cell table:style-name="ce2" office:value-type="float" office:value="0.676231111111111" calcext:value-type="float">
            <text:p>0.67623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705444444444" calcext:value-type="float">
            <text:p>0.6777054444</text:p>
          </table:table-cell>
          <table:table-cell table:style-name="ce2" office:value-type="float" office:value="0.676264444444444" calcext:value-type="float">
            <text:p>0.676264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21555555556" calcext:value-type="float">
            <text:p>0.6778215556</text:p>
          </table:table-cell>
          <table:table-cell table:style-name="ce2" office:value-type="float" office:value="0.676333666666667" calcext:value-type="float">
            <text:p>0.676333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14222222222" calcext:value-type="float">
            <text:p>0.6778142222</text:p>
          </table:table-cell>
          <table:table-cell table:style-name="ce2" office:value-type="float" office:value="0.676365555555556" calcext:value-type="float">
            <text:p>0.676365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82777777778" calcext:value-type="float">
            <text:p>0.6778827778</text:p>
          </table:table-cell>
          <table:table-cell table:style-name="ce2" office:value-type="float" office:value="0.676469" calcext:value-type="float">
            <text:p>0.6764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935444444444" calcext:value-type="float">
            <text:p>0.6779354444</text:p>
          </table:table-cell>
          <table:table-cell table:style-name="ce2" office:value-type="float" office:value="0.676747666666667" calcext:value-type="float">
            <text:p>0.676747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986111111111" calcext:value-type="float">
            <text:p>0.6779861111</text:p>
          </table:table-cell>
          <table:table-cell table:style-name="ce2" office:value-type="float" office:value="0.676785888888889" calcext:value-type="float">
            <text:p>0.67678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8003111111111" calcext:value-type="float">
            <text:p>0.6780031111</text:p>
          </table:table-cell>
          <table:table-cell table:style-name="ce2" office:value-type="float" office:value="0.676887111111111" calcext:value-type="float">
            <text:p>0.676887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8103555555556" calcext:value-type="float">
            <text:p>0.6781035556</text:p>
          </table:table-cell>
          <table:table-cell table:style-name="ce2" office:value-type="float" office:value="0.677028888888889" calcext:value-type="float">
            <text:p>0.677028888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2:26:23.732584660</dc:date>
    <meta:document-statistic meta:table-count="1" meta:cell-count="602" meta:object-count="0"/>
    <meta:generator>LibreOffice/4.2.8.2$Linux_X86_64 LibreOffice_project/420m0$Build-2</meta:generator>
  </office:meta>
</office:document-meta>
</file>